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4fd1" officeooo:paragraph-rsid="000f4fd1"/>
    </style:style>
    <style:style style:name="P2" style:family="paragraph" style:parent-style-name="Standard">
      <style:paragraph-properties fo:text-align="start" style:justify-single-word="false"/>
      <style:text-properties officeooo:rsid="000f4fd1" officeooo:paragraph-rsid="000f4fd1"/>
    </style:style>
    <style:style style:name="P3" style:family="paragraph" style:parent-style-name="Standard">
      <style:paragraph-properties fo:text-align="start" style:justify-single-word="false"/>
      <style:text-properties officeooo:paragraph-rsid="000f4fd1"/>
    </style:style>
    <style:style style:name="T1" style:family="text">
      <style:text-properties officeooo:rsid="000f4fd1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geografia</text:p>
      <text:p text:style-name="P1"/>
      <text:p text:style-name="P1"/>
      <text:p text:style-name="P2">1-</text:p>
      <text:p text:style-name="P3"><text:span text:style-name="T1">a)</text:span><text:span text:style-name="T2">Trabalhadores assalariados temporários: São trabalhadores rurais que recebem salário, mas que trabalham apenas uma parte do ano, é o que acontece nas colheitas.</text:span></text:p>
      <text:p text:style-name="P2"/>
      <text:p text:style-name="P3"><text:span text:style-name="T1">b)</text:span><text:span text:style-name="T2">Agricultura familiar</text:span><text:span text:style-name="T3"> </text:span><text:span text:style-name="T2">é toda forma de cultivo de terra que é administrada por uma família e emprega como mão de obra os membros da mesma. A produção de alimentos acontece em pequenas propriedades de terra e se destina a subsistência do produtor rural e ao mercado interno do país.</text:span></text:p>
      <text:p text:style-name="P2"/>
      <text:p text:style-name="P3"><text:span text:style-name="T1">c)</text:span><text:span text:style-name="T2">O arrendamento comercial</text:span><text:span text:style-name="T3"> </text:span><text:span text:style-name="T2">é um tipo de contrato de arrendamento</text:span><text:span text:style-name="T3"> </text:span><text:span text:style-name="T2">com fins não habitacionais, onde é cedido o gozo de um imóvel mediante retribuição, com o intuito de nele ser exercida uma atividade comercial.</text:span></text:p>
      <text:p text:style-name="P2"/>
      <text:p text:style-name="P3"><text:span text:style-name="T1">d)</text:span><text:span text:style-name="T2">Uma parceria</text:span><text:span text:style-name="T3"> </text:span><text:span text:style-name="T2">é um arranjo em que duas ou mais partes estabelecem um acordo de cooperação para atingir interesses comuns. ... As parcerias</text:span><text:span text:style-name="T3"> </text:span><text:span text:style-name="T2">funcionam como uma estratégia empresarial com vista à otimização da sustentabilidade empresarial.</text:span></text:p>
      <text:p text:style-name="P2"/>
      <text:p text:style-name="P3"><text:span text:style-name="T1">e)</text:span><text:span text:style-name="T2">Peonagem ou escravidão por divida</text:span><text:span text:style-name="T3"> </text:span><text:span text:style-name="T2">é uma forma de se pagar uma dívida</text:span><text:span text:style-name="T3"> </text:span><text:span text:style-name="T2">por meio do trabalho forçado ou do trabalho compulsório, geralmente envolvendo privação da liberdade e de outros direitos, condição considerada análoga à escravidão.</text:span></text:p>
      <text:p text:style-name="P2"/>
      <text:p text:style-name="P3"><text:span text:style-name="T1">f)</text:span><text:span text:style-name="T2">Trabalho infantil</text:span><text:span text:style-name="T3"> </text:span><text:span text:style-name="T2">é toda forma de trabalho</text:span><text:span text:style-name="T3"> </text:span><text:span text:style-name="T2">realizado por crianças e adolescentes abaixo da idade mínima permitida, de acordo com a legislação de cada país. No Brasil, o trabalho</text:span><text:span text:style-name="T3"> </text:span><text:span text:style-name="T2">é proibido para quem ainda não completou 16 anos, como regra gera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0:46:40.923849374</meta:creation-date>
    <dc:date>2020-10-02T10:52:12.323006712</dc:date>
    <meta:editing-duration>PT5M31S</meta:editing-duration>
    <meta:editing-cycles>1</meta:editing-cycles>
    <meta:document-statistic meta:table-count="0" meta:image-count="0" meta:object-count="0" meta:page-count="1" meta:paragraph-count="8" meta:word-count="222" meta:character-count="1394" meta:non-whitespace-character-count="1180"/>
    <meta:generator>LibreOffice/6.4.6.2$Linux_X86_64 LibreOffice_project/40$Build-2</meta:generator>
  </office:meta>
</office:document-meta>
</file>